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64cm" svg:height="7.864cm" draw:transform="skewX (0.000698131700797734) rotate (-1.58266456570846) translate (8.972227110757cm 5.0828836809388cm)" svg:viewBox="0 0 1641 7865" svg:d="M1641 7770c-100-440-413-3175-457-3535-44-359-377-3461-365-3859-7-123-866-658-817-183 50 475 405 3535 459 3998 56 464 334 3202 374 3487 40 286 818 182 806 92z">
          <text:p/>
        </draw:path>
        <draw:path draw:style-name="gr1" draw:text-style-name="P1" draw:layer="layout" svg:width="0.902cm" svg:height="0.661cm" draw:transform="rotate (-2.15687788961459) translate (9.19245781206499cm 5.235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1.76862398526101cm 5.96546249982801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2:49.164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